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Segoe UI Symbol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text-properties fo:font-size="24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text-properties fo:font-size="20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40pt" style:font-size-complex="40pt"/>
    </style:style>
    <style:style style:name="T5" style:family="text">
      <style:text-properties fo:font-size="28pt" style:text-underline-style="solid" style:text-underline-width="auto" style:text-underline-color="font-color" style:font-size-asian="40pt" style:font-size-complex="40pt"/>
    </style:style>
    <style:style style:name="T6" style:family="text">
      <style:text-properties style:font-name="Segoe UI4" style:font-name-asian="Segoe UI4" style:font-name-complex="Segoe UI4"/>
    </style:style>
    <style:style style:name="T7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8" style:family="text">
      <style:text-properties style:font-name="Segoe UI2" style:font-name-asian="Segoe UI4" style:font-name-complex="Segoe UI4"/>
    </style:style>
    <style:style style:name="T9" style:family="text">
      <style:text-properties fo:font-size="24pt" style:font-size-asian="32pt" style:font-size-complex="32pt"/>
    </style:style>
    <style:style style:name="T10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System bezeichnet man eine definierte Menge Materie in einem räumlich begrenzten Berei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offen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m offenen System kann Materie in das System hinein und heraus transportiert werden – es ist Materieaustausch mit der Umgebung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abgeschlossen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abgeschlossenes System ist das Gegenteil eines offenen Systems: Es ist kein Materieaustausch mit der Umgebung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thermisch isoliert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thermisch isoliertes System kann keine Wärme mit seiner Umgebung austauschen – es ist kein Wärmetransport durch die Grenzen des Systems hindurch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vollständig isoliert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vollständig isoliertes System hat überhaupt keine Wechselwirkung mit der Außenwelt: weder Materie- noch Wärmeaustausch sind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Wärmereservoi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Wärmereservoir bezeichnet man ein gedachtes idealisiertes System mit <text:span text:style-name="T1">unbegrenzter</text:span> Wärmekapazität, das <text:span text:style-name="T2">bei konstant bleibender Temperatur</text:span> <text:span text:style-name="T1">beliebig viel</text:span> Wärme aufnehmen und abgeben kan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thermodynamische Variabl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thermodynamische Variablen bezeichnet man die Größen, die den Zustand eines thermodynamischen Systems <text:span text:style-name="T2">im thermischen Gleichgewicht</text:span> vollständig und exakt beschreiben. </text:p>
            <text:p/>
            <text:p>Thermodynamische Variablen sind zum Beispiel Volumen, Druck, Temperatur, Entropie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ustandsgleichung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Eine Zustandsgleichung ist eine mathematische Beziehung zwischen den thermodynamischen Variablen (<text:span text:style-name="T3">p</text:span>, <text:span text:style-name="T3">V</text:span>, <text:span text:style-name="T3">T</text:span>, ...) eines Systems im thermischen Gleichgew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Prozeß in der Thermodynamik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Prozeß ist die Änderung der thermodynamischen Variablen eines System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reversiblen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reversibler Prozeß kann in beide Richtungen ablaufen, vom Anfangs- zum Endzustand und umgekehr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quasistatischen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quasistatischer Prozeß läuft so langsam ab, daß sich das System dabei zu jedem Zeitpunkt im thermischen Gleichgewicht befindet. Quasistatische Prozesse sind reversibel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irreversiblen Prozeß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irreversibler Prozeß ist ein Prozeß, der nur in einer Richtung ablaufen kan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3.506cm" svg:x="1.4cm" svg:y="0.838cm" presentation:class="title" presentation:user-transformed="true">
          <draw:text-box>
            <text:p><text:span text:style-name="T4">Bei welcher Art von Prozeß befindet sich ein System im allgemeinen </text:span><text:span text:style-name="T5">nicht</text:span><text:span text:style-name="T4"> im thermischen Gleichgewicht?</text:span>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Bei irreversiblen Prozes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4">Was gilt im allgemeinen für die thermodynamischen Variablen bei irreversiblen Prozessen?</text:span></text:p>
          </draw:text-box>
        </draw:frame>
        <draw:frame presentation:style-name="pr4" draw:layer="layout" svg:width="25.199cm" svg:height="12.18cm" svg:x="1.4cm" svg:y="4.914cm" presentation:class="subtitle">
          <draw:text-box>
            <text:p>Sie sind nicht definiert, </text:p>
            <text:p>da sich im allgemeinen Systeme, die einen irreversiblen Prozess durchlaufen, zwischen Anfangs- und Endzustand nicht im thermischen Gleichgewicht befinden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rste Hauptsatz der Thermodynamik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einem System, das mit der Umgebung Energie durch Arbeit <text:span text:style-name="T3">W</text:span> oder Wärme <text:span text:style-name="T3">Q</text:span> austauscht, gilt für die Innere Energie <text:span text:style-name="T3">U</text:span>:</text:p>
            <text:p/>
            <text:p><text:span text:style-name="T6">Δ</text:span><text:span text:style-name="T7">U</text:span><text:span text:style-name="T8"> = </text:span><text:span text:style-name="T7">Q</text:span><text:span text:style-name="T8"> + </text:span><text:span text:style-name="T7">W</text:span></text:p>
            <text:p/>
            <text:p>Die Innere Energie <text:span text:style-name="T3">U</text:span> ist eine Erhaltungsgröße!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sobarer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Prozeß, bei welchem der Druck konstant gehalten wird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sochorer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Prozeß, bei welchem das Volumen konstant gehalten wird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sothermer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Prozeß, bei welchem die Temperatur konstant gehalten wird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adiabatischer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Prozeß, bei welchem kein Wärmeaustausch stattfindet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n Prozeß, bei dem der Druck konstant gehalten wird?</text:p>
          </draw:text-box>
        </draw:frame>
        <draw:frame presentation:style-name="pr4" draw:layer="layout" svg:width="25.199cm" svg:height="12.18cm" svg:x="1.4cm" svg:y="4.914cm" presentation:class="subtitle">
          <draw:text-box>
            <text:p>Isobar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n Prozeß, bei dem das Volumen konstant gehalten wird?</text:p>
          </draw:text-box>
        </draw:frame>
        <draw:frame presentation:style-name="pr4" draw:layer="layout" svg:width="25.199cm" svg:height="12.18cm" svg:x="1.4cm" svg:y="4.914cm" presentation:class="subtitle">
          <draw:text-box>
            <text:p>Isochor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n Prozeß, bei dem die Temperatur konstant gehalten wird?</text:p>
          </draw:text-box>
        </draw:frame>
        <draw:frame presentation:style-name="pr4" draw:layer="layout" svg:width="25.199cm" svg:height="12.18cm" svg:x="1.4cm" svg:y="4.914cm" presentation:class="subtitle">
          <draw:text-box>
            <text:p>Isotherm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n Prozeß, bei dem kein Wärmeaustausch stattfinde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Adiabatisch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9">Wie lautet die Vorzeichenkonvention in Bezug auf die Arbeit und den Wärmeübertrag im ersten Hauptsatz der Thermodynamik?</text:span>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Positive Werte führen dem System Energie zu, d.h. es wird Arbeit an ihm verrichtet oder Wärme zugeführt.</text:p>
            <text:p/>
            <text:p>Negative Werte entnehmen dem System Energie, d.h. es verrichtet Arbeit oder gibt Wärme ab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>
            <draw:text-box>
              <text:p>ist die Bezeichnung "Energie zuführen" uneingeschränkt richtig? Im Skript steht das so nicht drin.</text:p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ideale Gasgleichung?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3">p</text:span> <text:span text:style-name="T3">V</text:span> = <text:span text:style-name="T3">N</text:span> <text:span text:style-name="T3">k</text:span><text:span text:style-name="T10">B</text:span> <text:span text:style-name="T3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rste Hauptsatz der Thermodynamik für einen isobaren Prozeß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0.487cm" svg:height="8.098cm" svg:x="3.756cm" svg:y="10.45cm">
          <text:p/>
          <draw:object xlink:href="../Erster%20Hauptsatz%20der%20Thermodynamik%20für%20isobare%20Prozesse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s Verhalten ist für ideale Gase bei isobaren Prozessen typisch?</text:p>
          </draw:text-box>
        </draw:frame>
        <draw:frame presentation:style-name="pr4" draw:layer="layout" svg:width="25.199cm" svg:height="12.18cm" svg:x="1.4cm" svg:y="4.914cm" presentation:class="subtitle">
          <draw:text-box>
            <text:p>Das Volumen ändert sich proportional mit der Temperatur:</text:p>
            <text:p/>
            <text:p/>
          </draw:text-box>
        </draw:frame>
        <draw:frame draw:style-name="gr2" draw:text-style-name="P3" draw:layer="layout" svg:width="17.524cm" svg:height="3.061cm" svg:x="5.237cm" svg:y="11.969cm">
          <text:p/>
          <draw:object xlink:href="../ideales%20Gas%20im%20isobaren%20Prozess%20(besser%20lesbar)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Innere Energie des ideale Gases?</text:p>
          </draw:text-box>
        </draw:frame>
        <draw:frame presentation:style-name="pr4" draw:layer="layout" svg:width="25.199cm" svg:height="12.18cm" svg:x="1.4cm" svg:y="4.914cm" presentation:class="subtitle">
          <draw:text-box>
            <text:p/>
            <text:p/>
            <text:p/>
            <text:p>Mit dem Gleichverteilungssatz erhält man für ein ideales Gas mit <text:span text:style-name="T3">N</text:span> Teilchen und drei Freiheitsgraden:</text:p>
            <text:p/>
            <text:p/>
            <text:p/>
            <text:p>Sie hängt nur von der Temperatur ab!</text:p>
          </draw:text-box>
        </draw:frame>
        <draw:frame draw:style-name="gr2" draw:text-style-name="P3" draw:layer="layout" svg:width="6.068cm" svg:height="2.535cm" svg:x="10.965cm" svg:y="12.032cm">
          <text:p/>
          <draw:object xlink:href="../Innere%20Energie%20des%20idealen%20Gase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rste Hauptsatz der Thermodynamik für einen isothermen Prozeß?</text:p>
          </draw:text-box>
        </draw:frame>
        <draw:frame presentation:style-name="pr4" draw:text-style-name="P4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4.256cm" svg:height="1.276cm" svg:x="6.871cm" svg:y="11.861cm">
          <text:p/>
          <draw:object xlink:href="../Erster%20Hauptsatz%20der%20Thermodynamik%20für%20isotherme%20Prozesse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s Verhalten ist für ideale Gase bei isothermen Prozessen typisch?</text:p>
          </draw:text-box>
        </draw:frame>
        <draw:frame presentation:style-name="pr4" draw:text-style-name="P4" draw:layer="layout" svg:width="25.199cm" svg:height="12.18cm" svg:x="1.4cm" svg:y="4.914cm" presentation:class="subtitle">
          <draw:text-box>
            <text:p text:style-name="P4">Das Volumen ändert sich antiproportional zur Temperatur:</text:p>
            <text:p text:style-name="P4"/>
            <text:p text:style-name="P4"/>
          </draw:text-box>
        </draw:frame>
        <draw:frame draw:style-name="gr2" draw:text-style-name="P3" draw:layer="layout" svg:width="9.669cm" svg:height="2.798cm" svg:x="9.165cm" svg:y="11.1cm">
          <text:p/>
          <draw:object xlink:href="../ideales%20Gas%20im%20isothermen%20Prozess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wird ein isothermer Prozess näherungsweise realisier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Beispielsweise durch ein Wämebad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ideales Gas bei Kompression im isothermen Prozess?</text:p>
          </draw:text-box>
        </draw:frame>
        <draw:frame presentation:style-name="pr4" draw:layer="layout" svg:width="25.199cm" svg:height="12.18cm" svg:x="1.4cm" svg:y="6.914cm" presentation:class="subtitle" presentation:user-transformed="true">
          <draw:text-box>
            <text:p>Da die Temperatur gleichbleiben muß, gilt:</text:p>
            <text:p/>
            <text:p/>
            <text:p/>
            <text:p/>
            <text:p/>
            <text:p/>
            <text:p/>
            <text:p>An komprimiertem Gas (<text:span text:style-name="T3">V</text:span><text:span text:style-name="T10">Ende</text:span> kleiner als <text:span text:style-name="T3">V</text:span><text:span text:style-name="T10">anfang</text:span>) wird Arbeit verrichtet, da der Logarithmus negativ und somit <text:span text:style-name="T3">W</text:span> positiv ist</text:p>
          </draw:text-box>
        </draw:frame>
        <draw:frame draw:style-name="gr2" draw:text-style-name="P3" draw:layer="layout" svg:width="24.015cm" svg:height="6.109cm" svg:x="1.992cm" svg:y="9.345cm">
          <text:p/>
          <draw:object xlink:href="../verrichtete%20Arbeit%20des%20idealen%20Gases%20im%20isothermen%20Prozess%20(bessere%20Darstellung)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Segoe UI Symbol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7M38S</meta:editing-duration>
    <meta:editing-cycles>10</meta:editing-cycles>
    <meta:generator>LibreOffice/4.3.4.1$Windows_x86 LibreOffice_project/bc356b2f991740509f321d70e4512a6a54c5f243</meta:generator>
    <dc:date>2015-04-08T23:59:31.763000000</dc:date>
    <meta:document-statistic meta:object-count="155"/>
  </office:meta>
</office:document-meta>
</file>